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äsentationsaufteilung</text:span></text:p>
      <text:p text:style-name="P1"><text:span text:style-name="T1">Gruppe Vorstellen -&gt; Anna</text:span></text:p>
      <text:p text:style-name="P1"><text:span text:style-name="T1">Motivation -&gt; Wiebke</text:span></text:p>
      <text:p text:style-name="P1"><text:span text:style-name="T1">Produktvorstellen -&gt; Anna</text:span></text:p>
      <text:p text:style-name="P1"><text:span text:style-name="T1">Quellcode -&gt; Chris grob umreissen</text:span></text:p>
      <text:p text:style-name="P1"><text:span text:style-name="T1">javacode codestyle muss kriterium</text:span></text:p>
      <text:p text:style-name="P1"><text:span text:style-name="T1">Wiederverwendbarkeit -&gt; einbindungsschnittstelle??? open source? erweiterbarkeit?</text:span></text:p>
      <text:p text:style-name="P1"><text:span text:style-name="T1">UML -&gt; Serhiy typische sequenzen</text:span></text:p>
      <text:p text:style-name="P1"><text:span text:style-name="T1">Dokumentation -&gt; Anna</text:span></text:p>
      <text:p text:style-name="P1"><text:span text:style-name="T1">SWT Werkzeuge -&gt;NInja Mok Wiebke / Gradle Chris</text:span></text:p>
      <text:p text:style-name="P1"><text:span text:style-name="T1">Drittanbieter Software -&gt; Icon generaition</text:span></text:p>
      <text:p text:style-name="P1"><text:span text:style-name="T1">im quellcode mit einfügen</text:span></text:p>
      <text:p text:style-name="P1"><text:span text:style-name="T1">selbstreflektion -&gt; Wiebke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